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style:style style:name="P3" style:family="paragraph" style:parent-style-name="Table_20_Contents">
      <style:text-properties style:font-name="Courier Ne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x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y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While (x&lt;5)</text:p>
          </table:table-cell>
          <table:table-cell table:style-name="Tabla1.B2" office:value-type="string">
            <text:p text:style-name="P1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y+2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f( y&gt;4)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y-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System.out.println(x+””+y+””)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X + “” + y + “”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9-30T11:08:55.78</meta:creation-date>
    <dc:date>2016-10-13T11:35:40.41</dc:date>
    <meta:editing-duration>PT26S</meta:editing-duration>
    <meta:editing-cycles>4</meta:editing-cycles>
    <meta:generator>OpenOffice/4.1.0$Win32 OpenOffice.org_project/410m18$Build-9764</meta:generator>
    <dc:creator>Bea Solbes</dc:creator>
    <meta:document-statistic meta:table-count="1" meta:image-count="0" meta:object-count="0" meta:page-count="1" meta:paragraph-count="29" meta:word-count="49" meta:character-count="171"/>
  </office:meta>
</office:document-meta>
</file>